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jpeg" manifest:full-path="Pictures/1000000000000294000004001A4EA464.jp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color="#c0c0c0" draw:textarea-horizontal-align="justify" draw:textarea-vertical-align="middle" draw:auto-grow-height="false" fo:min-height="0cm" fo:min-width="0cm" fo:wrap-option="no-wrap"/>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1.914cm"/>
    </style:style>
    <style:style style:name="P1" style:family="paragraph">
      <style:paragraph-properties fo:text-align="center"/>
    </style:style>
    <style:style style:name="P2" style:family="paragraph">
      <style:text-properties fo:font-family="FreeSans" style:font-family-generic="swiss" style:font-pitch="variable" fo:font-size="36pt" style:font-size-asian="36pt" style:font-size-complex="36pt"/>
    </style:style>
    <style:style style:name="P3" style:family="paragraph">
      <style:text-properties fo:color="#008080" fo:font-family="FreeSans" style:font-family-generic="swiss" style:font-pitch="variable" fo:font-size="36pt" fo:font-style="italic" style:font-size-asian="36pt" style:font-style-asian="italic" style:font-size-complex="36pt" style:font-style-complex="italic"/>
    </style:style>
    <style:style style:name="T1" style:family="text">
      <style:text-properties fo:font-family="FreeSans" style:font-family-generic="swiss" style:font-pitch="variable" fo:font-size="36pt" style:font-size-asian="36pt" style:font-size-complex="36pt"/>
    </style:style>
    <style:style style:name="T2" style:family="text">
      <style:text-properties fo:color="#008080" fo:font-family="FreeSans" style:font-family-generic="swiss" style:font-pitch="variable" fo:font-size="36pt" fo:font-style="italic" style:font-size-asian="36pt" style:font-style-asian="italic" style:font-size-complex="3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1" draw:layer="layout" svg:width="8.646cm" svg:height="3.102cm" svg:x="6.742cm" svg:y="5.3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9.306cm" svg:height="7.59cm" svg:x="6.082cm" svg:y="8.78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3.696cm" svg:height="5.082cm" svg:x="2.518cm" svg:y="18.622cm">
          <draw:image xlink:href="Pictures/1000000000000294000004001A4EA464.jpg" xlink:type="simple" xlink:show="embed" xlink:actuate="onLoad">
            <text:p/>
          </draw:image>
        </draw:frame>
        <draw:frame draw:style-name="gr4" draw:text-style-name="P2" draw:layer="layout" svg:width="6.006cm" svg:height="2.164cm" svg:x="2.188cm" svg:y="16.642cm">
          <draw:text-box>
            <text:p text:style-name="P2"><text:span text:style-name="T1">Object</text:span></text:p>
          </draw:text-box>
        </draw:frame>
        <draw:frame draw:style-name="gr4" draw:text-style-name="P2" draw:layer="layout" svg:width="6.006cm" svg:height="2.164cm" svg:x="8.326cm" svg:y="5.898cm">
          <draw:text-box>
            <text:p text:style-name="P2"><text:span text:style-name="T1">Concept</text:span></text:p>
          </draw:text-box>
        </draw:frame>
        <draw:frame draw:style-name="gr4" draw:text-style-name="P2" draw:layer="layout" svg:width="6.006cm" svg:height="2.164cm" svg:x="14.398cm" svg:y="16.576cm">
          <draw:text-box>
            <text:p text:style-name="P2"><text:span text:style-name="T1">Symbol</text:span></text:p>
          </draw:text-box>
        </draw:frame>
        <draw:frame draw:style-name="gr4" draw:text-style-name="P3" draw:layer="layout" svg:width="3.696cm" svg:height="2.164cm" svg:x="15.19cm" svg:y="18.438cm">
          <draw:text-box>
            <text:p text:style-name="P3"><text:span text:style-name="T2">Basil</text:span></text:p>
          </draw:text-box>
        </draw:fram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nny Ayers</meta:initial-creator>
    <meta:creation-date>2012-06-11T07:54:46</meta:creation-date>
    <dc:date>2012-06-11T07:58:51</dc:date>
    <dc:creator>Danny Ayers</dc:creator>
    <meta:editing-duration>PT4M6S</meta:editing-duration>
    <meta:editing-cycles>1</meta:editing-cycles>
    <meta:document-statistic meta:object-count="7"/>
    <meta:generator>LibreOffice/3.4$Linux LibreOffice_project/340m1$Build-402</meta:generator>
  </office:meta>
</office:document-meta>
</file>